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08d75b" officeooo:paragraph-rsid="0008d75b"/>
    </style:style>
    <style:style style:name="P2" style:family="paragraph" style:parent-style-name="Standard">
      <style:paragraph-properties fo:line-height="200%"/>
      <style:text-properties officeooo:rsid="0008d75b" officeooo:paragraph-rsid="000bc44c"/>
    </style:style>
    <style:style style:name="T1" style:family="text">
      <style:text-properties officeooo:rsid="0008fce7"/>
    </style:style>
    <style:style style:name="T2" style:family="text">
      <style:text-properties officeooo:rsid="000ab5fa"/>
    </style:style>
    <style:style style:name="T3" style:family="text">
      <style:text-properties officeooo:rsid="000857ce"/>
    </style:style>
    <style:style style:name="T4" style:family="text">
      <style:text-properties officeooo:rsid="000bcfa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5 Documentation</text:p>
      <text:p text:style-name="P1"><text:tab/>This project was designed to introduce us to classes by making our own string header file which can be used to manipulate character arrays called :strings:. It also provides us with more practice using dynamic memory as each string must be sized exactly. By doing this we also work extensively with pointers. The main driver that we create also allows us t examine how classes can be used and functions from those classes called.</text:p>
      <text:p text:style-name="P1"><text:tab/>We created our own abstract data type named “string” which had various functions including copy, which was used to copy a new character array into the string, concat, which allowed the user to concatenate two strings, compare, which compares the <text:span text:style-name="T4">ASCII</text:span> values of two words returning a value based on the comparison, print, which prints the string, and deallocate which deallocates the memory used in the <text:span text:style-name="T1">program</text:span>. <text:span text:style-name="T2">We were also required to create a main driver which is responsible for creating strings and calling the functions in the header. We did this through single instances along with an array of our String data type which read words from a file. We then performed actions with the strings that we created in order to test out the various capabilities of the header file that we created. The memory used is allocated dynamically.</text:span></text:p>
      <text:p text:style-name="P2"><text:tab/><text:span text:style-name="T3"><text:tab/>One major difficulty I faced was manipulating pointers, especially when restricted to only using incrementation. It was also a challenge to determine what was necessary to get the length of each word and allocate just enough space for that individual element. <text:s/>It was also challenging to ensure that each pointer was allocated and deallocated accurately. One of the biggest problem was determining the specifications of the project.</text:span></text:p>
      <text:p text:style-name="P2"><text:tab/><text:span text:style-name="T4">If given more time I would attempt to optimize some of the functions that I used and I would also attempt to create a main driver that could better test the capabilities of the header file. I would also spend time ensuring that I allocated and deallocated memory completely and in a very effective manner only allocating memory when completely necessa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4T18:42:06.270826035</meta:creation-date>
    <meta:generator>LibreOffice/4.2.8.2$Linux_X86_64 LibreOffice_project/420m0$Build-2</meta:generator>
    <dc:date>2016-02-24T19:39:28.411254834</dc:date>
    <meta:editing-duration>PT16M34S</meta:editing-duration>
    <meta:editing-cycles>5</meta:editing-cycles>
    <meta:document-statistic meta:table-count="0" meta:image-count="0" meta:object-count="0" meta:page-count="1" meta:paragraph-count="5" meta:word-count="346" meta:character-count="2077" meta:non-whitespace-character-count="1730"/>
  </office:meta>
</office:document-meta>
</file>